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e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eptember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style-name="ce22" table:formula="of:=([.B5]*[.B21]*2) + ([.C5]*[.B22]*2) + ([.D5] * 2) + [.E5]" office:value-type="float" office:value="1370" calcext:value-type="float">
            <text:p>1370</text:p>
          </table:table-cell>
          <table:table-cell table:style-name="ce23" table:formula="of:=[.G5]*[.B26]" office:value-type="currency" office:currency="EUR" office:value="246.6" calcext:value-type="currency">
            <text:p>246.6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46.6" calcext:value-type="currency">
            <text:p>246.6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8.495" calcext:value-type="currency">
            <text:p>18.50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65.095" calcext:value-type="currency">
            <text:p>265.10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 style:data-style-name="N2" text:time-value="15:01:01.609200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10-09T15:02:48.668753794</dc:date>
    <meta:editing-duration>P1DT15H53M5S</meta:editing-duration>
    <meta:editing-cycles>26</meta:editing-cycles>
    <meta:generator>LibreOffice/5.4.1.2$Linux_X86_64 LibreOffice_project/40m0$Build-2</meta:generator>
    <meta:document-statistic meta:table-count="1" meta:cell-count="52" meta:object-count="0"/>
  </office:meta>
</office:document-meta>
</file>